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ccff" draw:textarea-horizontal-align="justify" draw:textarea-vertical-align="middle" draw:auto-grow-height="false" fo:min-height="1.097cm" fo:min-width="0.938cm"/>
    </style:style>
    <style:style style:name="gr2" style:family="graphic" style:parent-style-name="standard">
      <style:graphic-properties draw:textarea-horizontal-align="justify" draw:textarea-vertical-align="middle" draw:auto-grow-height="false" fo:min-height="1.097cm" fo:min-width="0.938cm"/>
    </style:style>
    <style:style style:name="gr3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00ccff"/>
      <style:paragraph-properties fo:text-align="center"/>
    </style:style>
    <style:style style:name="P3" style:family="paragraph">
      <style:paragraph-properties fo:text-align="center"/>
      <style:text-properties style:text-position="sub 58%" fo:font-size="18pt" style:font-size-asian="18pt" style:font-size-complex="18pt"/>
    </style:style>
    <style:style style:name="P4" style:family="paragraph">
      <loext:graphic-properties draw:fill-color="#00ccff"/>
      <style:paragraph-properties fo:text-align="center"/>
      <style:text-properties style:text-position="sub 58%"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16pt" style:font-size-asian="18pt" style:font-size-complex="18pt"/>
    </style:style>
    <style:style style:name="P8" style:family="paragraph">
      <loext:graphic-properties draw:fill="none" draw:fill-color="#ffffff"/>
      <style:text-properties fo:font-size="16pt" style:font-size-asian="18pt" style:font-size-complex="18pt"/>
    </style:style>
    <style:style style:name="T1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032cm" svg:height="1.905cm" svg:x="7.223cm" svg:y="4.556cm">
          <text:p text:style-name="P1">S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2.032cm" svg:height="1.905cm" svg:x="2.651cm" svg:y="4.556cm">
          <text:p text:style-name="P1">C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2.032cm" svg:height="1.905cm" svg:x="11.922cm" svg:y="4.556cm">
          <text:p text:style-name="P1">C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5" draw:id="id5" draw:layer="layout" svg:width="2.032cm" svg:height="1.905cm" svg:x="16.748cm" svg:y="4.556cm">
          <text:p text:style-name="P1">S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2.032cm" svg:height="1.905cm" svg:x="16.748cm" svg:y="8.747cm">
          <text:p text:style-name="P1">C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2.032cm" svg:height="1.905cm" svg:x="10.398cm" svg:y="11.541cm">
          <text:p text:style-name="P1">S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2.032cm" svg:height="1.905cm" svg:x="13.573cm" svg:y="11.541cm">
          <text:p text:style-name="P1">C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032cm" svg:height="1.905cm" svg:x="7.223cm" svg:y="17.256cm">
          <text:p text:style-name="P1">S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2.032cm" svg:height="1.905cm" svg:x="4.175cm" svg:y="20.812cm">
          <text:p text:style-name="P1">C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2.032cm" svg:height="1.905cm" svg:x="7.223cm" svg:y="20.812cm">
          <text:p text:style-name="P1">C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svg:x1="4.683cm" svg:y1="5.509cm" svg:x2="7.223cm" svg:y2="5.509cm" draw:start-shape="id1" draw:start-glue-point="10" draw:end-shape="id2" draw:end-glue-point="6" svg:d="M4683 5509h2540" svg:viewBox="0 0 2541 1">
          <text:p/>
        </draw:connector>
        <draw:connector draw:style-name="gr4" draw:text-style-name="P5" draw:layer="layout" svg:x1="8.239cm" svg:y1="6.461cm" svg:x2="8.239cm" svg:y2="17.256cm" draw:start-shape="id2" draw:start-glue-point="8" draw:end-shape="id3" draw:end-glue-point="4" svg:d="M8239 6461v10795" svg:viewBox="0 0 1 10796">
          <text:p/>
        </draw:connector>
        <draw:connector draw:style-name="gr4" draw:text-style-name="P5" draw:layer="layout" svg:x1="9.255cm" svg:y1="5.509cm" svg:x2="11.922cm" svg:y2="5.508cm" draw:start-shape="id2" draw:start-glue-point="10" draw:end-shape="id4" svg:d="M9255 5509h1334v-1h1333" svg:viewBox="0 0 2668 2">
          <text:p/>
        </draw:connector>
        <draw:connector draw:style-name="gr3" draw:text-style-name="P5" draw:layer="layout" svg:x1="13.954cm" svg:y1="5.509cm" svg:x2="16.748cm" svg:y2="5.509cm" draw:start-shape="id4" draw:start-glue-point="10" draw:end-shape="id5" draw:end-glue-point="6" svg:d="M13954 5509h2794" svg:viewBox="0 0 2795 1">
          <text:p/>
        </draw:connector>
        <draw:connector draw:style-name="gr4" draw:text-style-name="P5" draw:layer="layout" svg:x1="17.764cm" svg:y1="6.461cm" svg:x2="17.764cm" svg:y2="8.747cm" draw:start-shape="id5" draw:start-glue-point="8" draw:end-shape="id6" draw:end-glue-point="4" svg:d="M17764 6461v2286" svg:viewBox="0 0 1 2287">
          <text:p/>
        </draw:connector>
        <draw:connector draw:style-name="gr3" draw:text-style-name="P5" draw:layer="layout" svg:x1="8.958cm" svg:y1="6.182cm" svg:x2="10.398cm" svg:y2="12.494cm" draw:start-shape="id2" draw:start-glue-point="9" draw:end-shape="id7" draw:end-glue-point="6" svg:d="M8958 6182v6312h1440" svg:viewBox="0 0 1441 6313">
          <text:p/>
        </draw:connector>
        <draw:connector draw:style-name="gr4" draw:text-style-name="P5" draw:layer="layout" svg:x1="12.43cm" svg:y1="12.494cm" svg:x2="13.573cm" svg:y2="12.494cm" draw:start-shape="id7" draw:start-glue-point="10" draw:end-shape="id8" draw:end-glue-point="6" svg:d="M12430 12494h1143" svg:viewBox="0 0 1144 1">
          <text:p/>
        </draw:connector>
        <draw:connector draw:style-name="gr3" draw:text-style-name="P5" draw:layer="layout" svg:x1="5.191cm" svg:y1="20.812cm" svg:x2="7.223cm" svg:y2="18.209cm" draw:start-shape="id9" draw:start-glue-point="4" draw:end-shape="id3" draw:end-glue-point="6" svg:d="M5191 20812v-2603h2032" svg:viewBox="0 0 2033 2604">
          <text:p/>
        </draw:connector>
        <draw:connector draw:style-name="gr3" draw:text-style-name="P5" draw:layer="layout" svg:x1="8.239cm" svg:y1="20.812cm" svg:x2="8.239cm" svg:y2="19.161cm" draw:start-shape="id10" draw:start-glue-point="4" draw:end-shape="id3" draw:end-glue-point="8" svg:d="M8239 20812v-1651" svg:viewBox="0 0 1 1652">
          <text:p/>
        </draw:connector>
        <draw:connector draw:style-name="gr4" draw:text-style-name="P5" draw:layer="layout" svg:x1="9.255cm" svg:y1="18.209cm" svg:x2="11.414cm" svg:y2="13.446cm" draw:start-shape="id3" draw:start-glue-point="10" draw:end-shape="id7" draw:end-glue-point="8" svg:d="M9255 18209h2159v-4763" svg:viewBox="0 0 2160 4764">
          <text:p/>
        </draw:connector>
        <draw:custom-shape draw:style-name="gr2" draw:text-style-name="P3" xml:id="id11" draw:id="id11" draw:layer="layout" svg:width="2.032cm" svg:height="1.905cm" svg:x="11.922cm" svg:y="1.508cm">
          <text:p text:style-name="P1">C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line-skew="-1.083cm" svg:x1="9.255cm" svg:y1="5.509cm" svg:x2="11.922cm" svg:y2="2.46cm" draw:end-shape="id11" svg:d="M9255 5509v-3049h2667" svg:viewBox="0 0 2668 3050">
          <text:p/>
        </draw:connector>
        <draw:connector draw:style-name="gr3" draw:text-style-name="P5" draw:layer="layout" draw:line-skew="1.146cm" svg:x1="13.954cm" svg:y1="2.461cm" svg:x2="16.748cm" svg:y2="5.509cm" draw:start-shape="id11" draw:start-glue-point="10" svg:d="M13954 2461h2794v3048" svg:viewBox="0 0 2795 3049">
          <text:p/>
        </draw:connector>
      </draw:page>
      <draw:page draw:name="page2" draw:style-name="dp1" draw:master-page-name="Default">
        <draw:frame draw:style-name="gr5" draw:text-style-name="P6" draw:layer="layout" svg:width="0.502cm" svg:height="0.962cm" svg:x="1.381cm" svg:y="1.254cm">
          <draw:text-box>
            <text:p/>
          </draw:text-box>
        </draw:frame>
        <draw:frame draw:style-name="gr6" draw:text-style-name="P8" draw:layer="layout" svg:width="18.959cm" svg:height="25.016cm" svg:x="1.508cm" svg:y="1.635cm">
          <draw:text-box>
            <text:p text:style-name="P7"><text:span text:style-name="T1">Let's explain the Cryptographic Discovery through a simple</text:span></text:p>
            <text:p text:style-name="P7"><text:span text:style-name="T1">example. We'll describe several details and the remaining</text:span></text:p>
            <text:p text:style-name="P7"><text:span text:style-name="T1">should become self-explanatory. In its brief form, Cryptographic</text:span></text:p>
            <text:p text:style-name="P7"><text:span text:style-name="T1">Discovery is a simple protocol where clients share presence information</text:span></text:p>
            <text:p text:style-name="P7"><text:span text:style-name="T1">with nearby servers. Nearby servers, if acting as clients, share their</text:span></text:p>
            <text:p text:style-name="P7"><text:span text:style-name="T1">information with nearby servers, and so on. Presence information</text:span></text:p>
            <text:p text:style-name="P7"><text:span text:style-name="T1">is shared whenever necessary.</text:span></text:p>
            <text:p text:style-name="P7"><text:span text:style-name="T1"/></text:p>
            <text:p text:style-name="P7"><text:span text:style-name="T1">The Cs represent clients whereas the Ss represent servers. Servers</text:span></text:p>
            <text:p text:style-name="P7"><text:span text:style-name="T1">may behave as clients (see directions of arrows).</text:span></text:p>
            <text:p text:style-name="P7"><text:span text:style-name="T1"/></text:p>
            <text:p text:style-name="P7"><text:span text:style-name="T1">Let C4 and S0 establish a network connection. The connection</text:span></text:p>
            <text:p text:style-name="P7"><text:span text:style-name="T1">need not support SSL/TLS. Assuming that a correct connection</text:span></text:p>
            <text:p text:style-name="P7"><text:span text:style-name="T1">has been established, C4 will optionally share some non-private</text:span></text:p>
            <text:p text:style-name="P7"><text:span text:style-name="T1">discovery details with S0. This information may include digests</text:span></text:p>
            <text:p text:style-name="P7"><text:span text:style-name="T1">of Buzz magnets, digests of StarBeam magnets, digests of personal</text:span></text:p>
            <text:p text:style-name="P7"><text:span text:style-name="T1">public keys, etc. Some of this information may also be shared later.</text:span></text:p>
            <text:p text:style-name="P7"><text:span text:style-name="T1">Suppose C1 performs a similar task.</text:span></text:p>
            <text:p text:style-name="P7"><text:span text:style-name="T1"/></text:p>
            <text:p text:style-name="P7"><text:span text:style-name="T1">As the network contracts and expands, entities such as S0 become</text:span></text:p>
            <text:p text:style-name="P7"><text:span text:style-name="T1">aware of some of the virtual addresses of C0, C1, C4, and S2. Notice</text:span></text:p>
            <text:p text:style-name="P7"><text:span text:style-name="T1">that S0 is not aware of neither C6 nor S3 because the paths to S3</text:span></text:p>
            <text:p text:style-name="P7"><text:span text:style-name="T1">are inward. Also notice that S0 may become aware of C3 and C5 courtesy</text:span></text:p>
            <text:p text:style-name="P7"><text:span text:style-name="T1">of S2.</text:span></text:p>
            <text:p text:style-name="P7"><text:span text:style-name="T1"/></text:p>
            <text:p text:style-name="P7"><text:span text:style-name="T1">What's the purpose of Cryptographic Discovery? Its primary purpose is to</text:span></text:p>
            <text:p text:style-name="P7"><text:span text:style-name="T1">place the burden of data inspection on servers. Servers will be able to</text:span></text:p>
            <text:p text:style-name="P7"><text:span text:style-name="T1">direct traffic by inspecting packets and delivering them to their correct</text:span></text:p>
            <text:p text:style-name="P7"><text:span text:style-name="T1">clients.</text:span></text:p>
            <text:p text:style-name="P7"><text:span text:style-name="T1"/></text:p>
            <text:p text:style-name="P7"><text:span text:style-name="T1">Let's assume that the above network is static for the remaining portion of</text:span></text:p>
            <text:p text:style-name="P7"><text:span text:style-name="T1">the exercise. Let's also assume that the discovery process has</text:span></text:p>
            <text:p text:style-name="P7"><text:span text:style-name="T1">established sufficient knowledge with each of the servers.</text:span></text:p>
            <text:p text:style-name="P7"><text:span text:style-name="T1"/></text:p>
            <text:p text:style-name="P7"><text:span text:style-name="T1">Now, suppose C4 wishes to communicate with C3. C4 will deliver a</text:span></text:p>
            <text:p text:style-name="P7"><text:span text:style-name="T1">message to S0. S0, having a delicate knowledge database, will deliver</text:span></text:p>
            <text:p text:style-name="P7"><text:span text:style-name="T1">the message to S2. Likewise, S2 will deliver the message to C3. Without</text:span></text:p>
            <text:p text:style-name="P7"><text:span text:style-name="T1">Cryptographic Discovery, C4's message would spread through the entire</text:span></text:p>
            <text:p text:style-name="P7"><text:span text:style-name="T1">network.</text:span></text:p>
          </draw:text-box>
        </draw:frame>
      </draw:page>
      <draw:page draw:name="page3" draw:style-name="dp1" draw:master-page-name="Default">
        <draw:frame draw:style-name="gr5" draw:text-style-name="P6" draw:layer="layout" svg:width="0.502cm" svg:height="0.962cm" svg:x="1.381cm" svg:y="1.254cm">
          <draw:text-box>
            <text:p/>
          </draw:text-box>
        </draw:frame>
        <draw:frame draw:style-name="gr6" draw:text-style-name="P8" draw:layer="layout" svg:width="18.959cm" svg:height="25.016cm" svg:x="1.508cm" svg:y="1.635cm">
          <draw:text-box>
            <text:p text:style-name="P7"><text:span text:style-name="T1">Let's explain the Cryptographic Discovery through a simple</text:span></text:p>
            <text:p text:style-name="P7"><text:span text:style-name="T1">example. We'll describe several details and the remaining</text:span></text:p>
            <text:p text:style-name="P7"><text:span text:style-name="T1">should become self-explanatory. In its brief form, Cryptographic</text:span></text:p>
            <text:p text:style-name="P7"><text:span text:style-name="T1">Discovery is a simple protocol where clients share presence information</text:span></text:p>
            <text:p text:style-name="P7"><text:span text:style-name="T1">with nearby servers. Nearby servers, if acting as clients, share their</text:span></text:p>
            <text:p text:style-name="P7"><text:span text:style-name="T1">information with nearby servers, and so on. Presence information</text:span></text:p>
            <text:p text:style-name="P7"><text:span text:style-name="T1">is shared whenever necessary.</text:span></text:p>
            <text:p text:style-name="P7"><text:span text:style-name="T1"/></text:p>
            <text:p text:style-name="P7"><text:span text:style-name="T1">The Cs represent clients whereas the Ss represent servers. Servers</text:span></text:p>
            <text:p text:style-name="P7"><text:span text:style-name="T1">may behave as clients (see directions of arrows).</text:span></text:p>
            <text:p text:style-name="P7"><text:span text:style-name="T1"/></text:p>
            <text:p text:style-name="P7"><text:span text:style-name="T1">Let C4 and S0 establish a network connection. The connection</text:span></text:p>
            <text:p text:style-name="P7"><text:span text:style-name="T1">need not support SSL/TLS. Assuming that a correct connection</text:span></text:p>
            <text:p text:style-name="P7"><text:span text:style-name="T1">has been established, C4 will optionally share some non-private</text:span></text:p>
            <text:p text:style-name="P7"><text:span text:style-name="T1">discovery details with S0. This information may include digests</text:span></text:p>
            <text:p text:style-name="P7"><text:span text:style-name="T1">of Buzz magnets, digests of StarBeam magnets, digests of personal</text:span></text:p>
            <text:p text:style-name="P7"><text:span text:style-name="T1">public keys, etc. Some of this information may also be shared later.</text:span></text:p>
            <text:p text:style-name="P7"><text:span text:style-name="T1">Suppose C1 performs a similar task.</text:span></text:p>
            <text:p text:style-name="P7"><text:span text:style-name="T1"/></text:p>
            <text:p text:style-name="P7"><text:span text:style-name="T1">As the network contracts and expands, entities such as S0 become</text:span></text:p>
            <text:p text:style-name="P7"><text:span text:style-name="T1">aware of some of the virtual addresses of C0, C1, C4, and S2. Notice</text:span></text:p>
            <text:p text:style-name="P7"><text:span text:style-name="T1">That S0 is not aware of neither C6 nor S3 because the paths to S3</text:span></text:p>
            <text:p text:style-name="P7"><text:span text:style-name="T1">are inward. Also notice that S0 may become aware of C3 and C5 courtesy</text:span></text:p>
            <text:p text:style-name="P7"><text:span text:style-name="T1">of S2.</text:span></text:p>
            <text:p text:style-name="P7"><text:span text:style-name="T1"/></text:p>
            <text:p text:style-name="P7"><text:span text:style-name="T1">What's the purpose of Cryptographic Discovery? Its primary purpose is to</text:span></text:p>
            <text:p text:style-name="P7"><text:span text:style-name="T1">place the burden of data inspection on servers. Servers will be able to</text:span></text:p>
            <text:p text:style-name="P7"><text:span text:style-name="T1">direct traffic by inspecting packets and delivering them to their correct</text:span></text:p>
            <text:p text:style-name="P7"><text:span text:style-name="T1">clients.</text:span></text:p>
            <text:p text:style-name="P7"><text:span text:style-name="T1"/></text:p>
            <text:p text:style-name="P7"><text:span text:style-name="T1">Let's assume that the above network is static for the remaining portion of</text:span></text:p>
            <text:p text:style-name="P7"><text:span text:style-name="T1">the exercise. Let's also assume that the discovery process has</text:span></text:p>
            <text:p text:style-name="P7"><text:span text:style-name="T1">established sufficient knowledge with each of the servers.</text:span></text:p>
            <text:p text:style-name="P7"><text:span text:style-name="T1"/></text:p>
            <text:p text:style-name="P7"><text:span text:style-name="T1">Now, suppose C4 wishes to communicate with C3. C4 will deliver a</text:span></text:p>
            <text:p text:style-name="P7"><text:span text:style-name="T1">Message to S0. S0, having a delicate knowledge database, will deliver</text:span></text:p>
            <text:p text:style-name="P7"><text:span text:style-name="T1">the message to S2. Likewise, S2 will deliver the message to C3. Without</text:span></text:p>
            <text:p text:style-name="P7"><text:span text:style-name="T1">Cryptographic Discovery, C4's message would spread through the entire</text:span></text:p>
            <text:p text:style-name="P7"><text:span text:style-name="T1">network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nster </meta:initial-creator>
    <meta:creation-date>2016-06-28T09:38:27.279568085</meta:creation-date>
    <dc:date>2016-06-28T15:24:44.724265674</dc:date>
    <dc:creator>Monster </dc:creator>
    <meta:editing-duration>PT4H26M56S</meta:editing-duration>
    <meta:editing-cycles>9</meta:editing-cycles>
    <meta:generator>LibreOffice/5.0.3.2$Linux_X86_64 LibreOffice_project/00m0$Build-2</meta:generator>
    <meta:document-statistic meta:object-count="27"/>
  </office:meta>
</office:document-meta>
</file>